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officeooo:rsid="00188a00" officeooo:paragraph-rsid="00188a00"/>
    </style:style>
    <style:style style:name="P3" style:family="paragraph" style:parent-style-name="Standard">
      <style:text-properties style:font-name="Times New Roman" officeooo:rsid="00188a00" officeooo:paragraph-rsid="001b1f62"/>
    </style:style>
    <style:style style:name="P4" style:family="paragraph" style:parent-style-name="Standard">
      <style:text-properties style:font-name="Times New Roman" fo:font-weight="bold" officeooo:rsid="00188a00" officeooo:paragraph-rsid="00188a00" style:font-weight-asian="bold" style:font-weight-complex="bold"/>
    </style:style>
    <style:style style:name="P5" style:family="paragraph" style:parent-style-name="Standard">
      <style:text-properties style:font-name="Times New Roman" style:text-underline-style="solid" style:text-underline-width="auto" style:text-underline-color="font-color" fo:font-weight="bold" officeooo:rsid="00188a00" officeooo:paragraph-rsid="00188a00" style:font-weight-asian="bold" style:font-weight-complex="bold"/>
    </style:style>
    <style:style style:name="P6" style:family="paragraph" style:parent-style-name="Standard">
      <style:text-properties style:font-name="Times New Roman" officeooo:rsid="001914fd" officeooo:paragraph-rsid="001b1f62"/>
    </style:style>
    <style:style style:name="T1" style:family="text">
      <style:text-properties officeooo:rsid="001914fd"/>
    </style:style>
    <style:style style:name="T2" style:family="text">
      <style:text-properties officeooo:rsid="0021322d"/>
    </style:style>
    <style:style style:name="T3" style:family="text">
      <style:text-properties officeooo:rsid="002999e0"/>
    </style:style>
    <style:style style:name="T4" style:family="text">
      <style:text-properties officeooo:rsid="002af141"/>
    </style:style>
    <style:style style:name="T5" style:family="text">
      <style:text-properties officeooo:rsid="002c7e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Radio Frequency Interference</text:span> Effects on Microcontroller Clock <text:span text:style-name="T4">Stability</text:span></text:p>
      <text:p text:style-name="P2">Jason Dykes <text:span text:style-name="T3">(T0</text:span>3<text:span text:style-name="T3">)</text:span></text:p>
      <text:p text:style-name="P2"/>
      <text:p text:style-name="P5">Abstract</text:p>
      <text:p text:style-name="P3"><text:tab/><text:span text:style-name="T1">While most microcontrollers can be used with a variety of clock sources, the device's internal oscillator is the preferred source if it is present, and if application requirements allow for its use. <text:s/>The internal oscillator is the smallest and least expensive option for clocking, as it adds no additional cost and requires no additional space, unless an otherwise appropriate device is available at lower cost without an internal oscillator. <text:s/>However, the R-C circuit usually used for this purpose is less accurate than a ceramic resonator, crystal, or oscillator; it also drifts more with temperature and other environmental factors. <text:s/>However, the more data is available on its performance, the more applications it can be used for. <text:s/>With adequate data, the source selection is based on known risk and performance, rather than a conservative approach to an unknown. <text:s/>This could be useful to anyone who uses microcontrollers in a high-interference environment, such as an RF testing lab, near a radio transmitter, or even near WiFi devices.</text:span></text:p>
      <text:p text:style-name="P6"><text:tab/>This experiment is designed to determine what, if any, effect radio-frequency emissions from external sources have on clock drift, and the consistency of that drift within different examples of the same MCU. <text:s/>MCUs from 4 popular vendors will be tested in this manner: <text:s/>Microchip Technologies, Texas Instruments, STMicroelectronics, and NXP Semiconductor. <text:s/>5 part numbers from each manufacturer will be tested, and 6 examples of each part (3 under test and 3 control.) <text:s/><text:span text:style-name="T5">The MCUs will be tested under RF radiation of varying frequency and power density. <text:s/></text:span>Several treatments will be applied to each of the experimental units, in which the temperature will be held constant, all MCUs will be powered from identical power supplies, and RF radiation of 10 selected frequencies and 4 different power densities will be applied, one treatment at a time. <text:s/>For each treatment, a random selection of half the IUs under test will be placed in the test chamber at a time. <text:s/>Frequencies will be selected to correspond to commonly used radio services or other sources of RFI, and will range from 48KHz to 5GHz. <text:s/><text:span text:style-name="T4">A set of p</text:span>ower densities <text:span text:style-name="T4">will be</text:span> selected <text:span text:style-name="T4">for each</text:span> frequency, again to correspond with common real-world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1:26:38.102000000</meta:creation-date>
    <dc:date>2015-09-09T14:44:07.430000000</dc:date>
    <meta:editing-duration>PT2H15M55S</meta:editing-duration>
    <meta:editing-cycles>10</meta:editing-cycles>
    <meta:generator>LibreOffice/4.3.1.2$Windows_x86 LibreOffice_project/958349dc3b25111dbca392fbc281a05559ef6848</meta:generator>
    <meta:document-statistic meta:table-count="0" meta:image-count="0" meta:object-count="0" meta:page-count="1" meta:paragraph-count="6" meta:word-count="374" meta:character-count="2350" meta:non-whitespace-character-count="1967"/>
  </office:meta>
</office:document-meta>
</file>